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default-cell-style-name="Default"/>
        <table:table-column table:style-name="co1" table:default-cell-style-name="ce19"/>
        <table:table-column table:style-name="co2" table:default-cell-style-name="ce6"/>
        <table:table-column table:style-name="co3" table:default-cell-style-name="ce13"/>
        <table:table-column table:style-name="co1" table:default-cell-style-name="ce14"/>
        <table:table-column table:style-name="co1" table:default-cell-style-name="ce3"/>
        <table:table-column table:style-name="co4" table:default-cell-style-name="ce7"/>
        <table:table-column table:style-name="co1" table:default-cell-style-name="ce13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 table:number-columns-repeated="2" table:style-name="Default"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 table:style-name="Default"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07" calcext:value-type="date">
            <text:p>07.07.18</text:p>
          </table:table-cell>
          <table:table-cell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8-08" calcext:value-type="date" table:number-columns-spanned="1" table:number-rows-spanned="2">
            <text:p>0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18-05-09" calcext:value-type="date" table:number-columns-spanned="1" table:number-rows-spanned="2">
            <text:p>09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11" calcext:value-type="date" table:number-columns-spanned="1" table:number-rows-spanned="2">
            <text:p>11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/>
          <table:covered-table-cell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/>
          <table:table-cell office:value-type="date" office:date-value="2018-07-16" calcext:value-type="date">
            <text:p>16.07.18</text:p>
          </table:table-cell>
          <table:table-cell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date" office:date-value="2018-05-18" calcext:value-type="date" table:number-columns-spanned="1" table:number-rows-spanned="2">
            <text:p>18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1" calcext:value-type="date" table:number-columns-spanned="1" table:number-rows-spanned="2">
            <text:p>21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25" calcext:value-type="date" table:number-columns-spanned="1" table:number-rows-spanned="2">
            <text:p>25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Default"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9" calcext:value-type="date" table:number-columns-spanned="1" table:number-rows-spanned="2">
            <text:p>29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Default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covered-table-cell table:style-name="Default"/>
          <table:table-cell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14" calcext:value-type="date">
            <text:p>14.08.18</text:p>
          </table:table-cell>
          <table:table-cell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21" calcext:value-type="date">
            <text:p>21.08.18</text:p>
          </table:table-cell>
          <table:table-cell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6-17" calcext:value-type="date">
            <text:p>17.06.18</text:p>
          </table:table-cell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date" office:date-value="2018-08-25" calcext:value-type="date">
            <text:p>25.08.18</text:p>
          </table:table-cell>
          <table:table-cell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date" office:date-value="2018-08-26" calcext:value-type="date">
            <text:p>26.08.18</text:p>
          </table:table-cell>
          <table:table-cell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date" office:date-value="2018-06-24" calcext:value-type="date" table:number-columns-spanned="1" table:number-rows-spanned="2">
            <text:p>24.06.18</text:p>
          </table:table-cell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/>
          <table:covered-table-cell table:style-name="Default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7"/>
        <table:table-column table:style-name="co7" table:default-cell-style-name="ce37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другая java</text:p>
          </table:table-cell>
          <table:table-cell table:style-name="ce41" office:value-type="float" office:value="3" calcext:value-type="float">
            <text:p>3</text:p>
          </table:table-cell>
          <table:table-cell table:style-name="ce41" table:number-columns-repeated="2"/>
          <table:table-cell table:style-name="ce41"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3" calcext:value-type="float">
            <text:p>3</text:p>
          </table:table-cell>
          <table:table-cell table:style-name="ce47"/>
          <table:table-cell table:number-columns-repeated="2"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Java</text:p>
          </table:table-cell>
          <table:table-cell table:style-name="ce41" office:value-type="float" office:value="1" calcext:value-type="float">
            <text:p>1</text:p>
          </table:table-cell>
          <table:table-cell/>
          <table:table-cell table:style-name="ce41"/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Видео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2" table:number-rows-spanned="1">
            <text:p>План обучения</text:p>
          </table:table-cell>
          <table:covered-table-cell/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Хорстман том 1</text:p>
          </table:table-cell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Хорстман том 2</text:p>
          </table:table-cell>
          <table:table-cell table:number-columns-repeated="7"/>
        </table:table-row>
        <table:table-row table:style-name="ro4">
          <table:table-cell table:style-name="ce40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va EE паттерны</text:p>
          </table:table-cell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лгоритмы</text:p>
          </table:table-cell>
          <table:table-cell table:number-columns-repeated="7"/>
        </table:table-row>
        <table:table-row table:style-name="ro5">
          <table:table-cell table:style-name="ce40" office:value-type="string" calcext:value-type="string">
            <text:p>Общее развит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жедайские техники</text:p>
          </table:table-cell>
          <table:table-cell table:number-columns-repeated="7"/>
        </table:table-row>
        <table:table-row table:style-name="ro5">
          <table:table-cell table:style-name="ce40" office:value-type="string" calcext:value-type="string">
            <text:p>Общее развит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маркетинг</text:p>
          </table:table-cell>
          <table:table-cell table:number-columns-repeated="7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office:value-type="string" calcext:value-type="string">
            <text:p>тренажерка (подумать сколько времени тратить, недельная норма)</text:p>
          </table:table-cell>
          <table:table-cell table:number-columns-repeated="2"/>
          <table:table-cell office:value-type="string" calcext:value-type="string">
            <text:p>статья</text:p>
          </table:table-cell>
          <table:table-cell table:number-columns-repeated="22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office:value-type="string" calcext:value-type="string">
            <text:p>контроль питания</text:p>
          </table:table-cell>
          <table:table-cell table:number-columns-repeated="2"/>
          <table:table-cell office:value-type="string" calcext:value-type="string">
            <text:p>настроить блог (wordPress)</text:p>
          </table:table-cell>
          <table:table-cell table:number-columns-repeated="22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office:value-type="string" calcext:value-type="string">
            <text:p>недельная норма занятий</text:p>
          </table:table-cell>
          <table:table-cell table:number-columns-repeated="25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office:value-type="string" calcext:value-type="string">
            <text:p>определиться с планом на год</text:p>
          </table:table-cell>
          <table:table-cell table:number-columns-repeated="25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office:value-type="string" calcext:value-type="string">
            <text:p>выдавать по одной статье в месяц ???</text:p>
          </table:table-cell>
          <table:table-cell table:number-columns-repeated="25"/>
          <table:table-cell office:value-type="string" calcext:value-type="string">
            <text:p>Свободный урок, какую-нибудь технологию</text:p>
          </table:table-cell>
        </table:table-row>
        <table:table-row table:style-name="ro1">
          <table:table-cell office:value-type="string" calcext:value-type="string">
            <text:p>разобрать ссылки с телефона и с цэс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разобрать часть ссылок из actual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6">00.00.0000</text:date>, <text:time style:data-style-name="N2" text:time-value="08:35:04.03105839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3.2$Linux_X86_64 LibreOffice_project/00m0$Build-2</meta:generator>
    <dc:date>2018-08-26T20:31:52.456649411</dc:date>
    <meta:editing-duration>P63DT21H50M16S</meta:editing-duration>
    <meta:editing-cycles>305</meta:editing-cycles>
    <meta:document-statistic meta:table-count="4" meta:cell-count="351" meta:object-count="0"/>
  </office:meta>
</office:document-meta>
</file>